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vel 1</text:h>
      <text:h text:style-name="Heading_20_1" text:outline-level="1">Level 1 agai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rten</meta:initial-creator>
    <meta:creation-date>2013-08-02T19:02:44</meta:creation-date>
    <dc:date>2013-08-03T18:06:02</dc:date>
    <dc:creator>Stefan Merten</dc:creator>
    <meta:editing-duration>PT10M13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" meta:word-count="5" meta:character-count="20" meta:non-whitespace-character-count="17"/>
  </office:meta>
</office:document-meta>
</file>